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body">
      <style:paragraph-properties fo:orphans="2" fo:widows="2"/>
    </style:style>
    <style:style style:name="P2" style:family="paragraph" style:parent-style-name="bullet">
      <style:paragraph-properties fo:margin-top="0in" fo:margin-bottom="0.0693in" fo:orphans="2" fo:widows="2"/>
    </style:style>
    <style:style style:name="P3" style:family="paragraph" style:parent-style-name="Standard">
      <style:paragraph-properties fo:margin-top="0in" fo:margin-bottom="0in" fo:orphans="2" fo:widows="2"/>
    </style:style>
    <style:style style:name="P4" style:family="paragraph" style:parent-style-name="Standard">
      <style:paragraph-properties fo:margin-top="0in" fo:margin-bottom="1in" style:line-height-at-least="0.139in" fo:orphans="2" fo:widows="2"/>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code">
      <style:paragraph-properties fo:orphans="2" fo:widows="2"/>
    </style:style>
    <style:style style:name="P7" style:family="paragraph" style:parent-style-name="Heading_20_1" style:master-page-name="Standard">
      <style:paragraph-properties fo:margin-top="0in" fo:margin-bottom="0in" fo:orphans="2" fo:widows="2" style:page-number="auto"/>
    </style:style>
    <style:style style:name="P8" style:family="paragraph" style:parent-style-name="Heading_20_2">
      <style:paragraph-properties fo:margin-top="0in" fo:margin-bottom="0.0972in" fo:orphans="2" fo:widows="2"/>
    </style:style>
    <style:style style:name="P9" style:family="paragraph">
      <style:paragraph-properties fo:text-align="center"/>
      <style:text-properties fo:font-size="18pt"/>
    </style:style>
    <style:style style:name="T1" style:family="text">
      <style:text-properties style:font-name="Courier New" style:font-name-complex="Courier New1"/>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9" svg:width="6.4996in" svg:height="0.135in" svg:x="-2.3752in" svg:y="0in">
        <draw:image xlink:href="Pictures/20000007000025F9000000C9F0140E06.wmf" xlink:type="simple" xlink:show="embed" xlink:actuate="onLoad">
          <text:p/>
        </draw:image>
      </draw:frame>
      <draw:frame text:anchor-type="page" text:anchor-page-number="1" draw:z-index="1" draw:name="Picture 67" draw:style-name="gr2" draw:text-style-name="P9" svg:width="2.7913in" svg:height="0.135in" svg:x="-2.3752in" svg:y="0in">
        <draw:image xlink:href="Pictures/2000000700000FB5000000C94FDA4EAC.wmf" xlink:type="simple" xlink:show="embed" xlink:actuate="onLoad">
          <text:p/>
        </draw:image>
      </draw:frame>
      <draw:frame text:anchor-type="page" text:anchor-page-number="1" draw:z-index="2" draw:name="Picture 68" draw:style-name="gr2" draw:text-style-name="P9" svg:width="2.7913in" svg:height="0.135in" svg:x="-2.3752in" svg:y="0in">
        <draw:image xlink:href="Pictures/2000000700000FB5000000C94FDA4EAC.wmf" xlink:type="simple" xlink:show="embed" xlink:actuate="onLoad">
          <text:p/>
        </draw:image>
      </draw:frame>
      <draw:frame text:anchor-type="page" text:anchor-page-number="1" draw:z-index="3" draw:name="Picture 69" draw:style-name="gr2" draw:text-style-name="P9" svg:width="2.7913in" svg:height="0.135in" svg:x="-2.3752in" svg:y="0in">
        <draw:image xlink:href="Pictures/2000000700000FB5000000C94FDA4EAC.wmf" xlink:type="simple" xlink:show="embed" xlink:actuate="onLoad">
          <text:p/>
        </draw:image>
      </draw:frame>
      <draw:frame text:anchor-type="page" text:anchor-page-number="1" draw:z-index="4" draw:name="Picture 70" draw:style-name="gr2" draw:text-style-name="P9" svg:width="2.7913in" svg:height="0.135in" svg:x="-2.3752in" svg:y="0in">
        <draw:image xlink:href="Pictures/2000000700000FB5000000C94FDA4EAC.wmf" xlink:type="simple" xlink:show="embed" xlink:actuate="onLoad">
          <text:p/>
        </draw:image>
      </draw:frame>
      <draw:frame text:anchor-type="page" text:anchor-page-number="1" draw:z-index="5" draw:name="Picture 71" draw:style-name="gr2" draw:text-style-name="P9" svg:width="2.7913in" svg:height="0.135in" svg:x="-2.3752in" svg:y="0in">
        <draw:image xlink:href="Pictures/2000000700000FB5000000C94FDA4EAC.wmf" xlink:type="simple" xlink:show="embed" xlink:actuate="onLoad">
          <text:p/>
        </draw:image>
      </draw:frame>
      <draw:frame text:anchor-type="page" text:anchor-page-number="1" draw:z-index="6" draw:name="Picture 72" draw:style-name="gr2" draw:text-style-name="P9" svg:width="2.7913in" svg:height="0.135in" svg:x="-2.3752in" svg:y="0in">
        <draw:image xlink:href="Pictures/2000000700000FB5000000C94FDA4EAC.wmf" xlink:type="simple" xlink:show="embed" xlink:actuate="onLoad">
          <text:p/>
        </draw:image>
      </draw:frame>
      <draw:frame text:anchor-type="page" text:anchor-page-number="1" draw:z-index="7" draw:name="Picture 73" draw:style-name="gr2" draw:text-style-name="P9" svg:width="2.7913in" svg:height="0.135in" svg:x="-2.3752in" svg:y="0in">
        <draw:image xlink:href="Pictures/2000000700000FB5000000C94FDA4EAC.wmf" xlink:type="simple" xlink:show="embed" xlink:actuate="onLoad">
          <text:p/>
        </draw:image>
      </draw:frame>
      <draw:frame text:anchor-type="page" text:anchor-page-number="1" draw:z-index="8" draw:name="Picture 74" draw:style-name="gr2" draw:text-style-name="P9" svg:width="2.7913in" svg:height="0.135in" svg:x="-2.3752in" svg:y="0in">
        <draw:image xlink:href="Pictures/2000000700000FB5000000C94FDA4EAC.wmf" xlink:type="simple" xlink:show="embed" xlink:actuate="onLoad">
          <text:p/>
        </draw:image>
      </draw:frame>
      <draw:frame text:anchor-type="page" text:anchor-page-number="1" draw:z-index="9" draw:name="Picture 75" draw:style-name="gr2" draw:text-style-name="P9" svg:width="2.7913in" svg:height="0.135in" svg:x="-2.3752in" svg:y="0in">
        <draw:image xlink:href="Pictures/2000000700000FB5000000C94FDA4EAC.wmf" xlink:type="simple" xlink:show="embed" xlink:actuate="onLoad">
          <text:p/>
        </draw:image>
      </draw:frame>
      <draw:frame text:anchor-type="page" text:anchor-page-number="1" draw:z-index="10" draw:name="Picture 76" draw:style-name="gr2" draw:text-style-name="P9" svg:width="2.7913in" svg:height="0.135in" svg:x="-2.3752in" svg:y="0in">
        <draw:image xlink:href="Pictures/2000000700000FB5000000C94FDA4EAC.wmf" xlink:type="simple" xlink:show="embed" xlink:actuate="onLoad">
          <text:p/>
        </draw:image>
      </draw:frame>
      <draw:frame text:anchor-type="page" text:anchor-page-number="1" draw:z-index="11" draw:name="Picture 77" draw:style-name="gr2" draw:text-style-name="P9" svg:width="2.7913in" svg:height="0.135in" svg:x="-2.3752in" svg:y="0in">
        <draw:image xlink:href="Pictures/2000000700000FB5000000C94FDA4EAC.wmf" xlink:type="simple" xlink:show="embed" xlink:actuate="onLoad">
          <text:p/>
        </draw:image>
      </draw:frame>
      <draw:frame text:anchor-type="page" text:anchor-page-number="1" draw:z-index="12" draw:name="Picture 78" draw:style-name="gr2" draw:text-style-name="P9" svg:width="2.7913in" svg:height="0.135in" svg:x="-2.3752in" svg:y="0in">
        <draw:image xlink:href="Pictures/2000000700000FB5000000C94FDA4EAC.wmf" xlink:type="simple" xlink:show="embed" xlink:actuate="onLoad">
          <text:p/>
        </draw:image>
      </draw:frame>
      <draw:frame text:anchor-type="page" text:anchor-page-number="1" draw:z-index="13" draw:name="Picture 79" draw:style-name="gr2" draw:text-style-name="P9" svg:width="2.7913in" svg:height="0.135in" svg:x="-2.3752in" svg:y="0in">
        <draw:image xlink:href="Pictures/2000000700000FB5000000C94FDA4EAC.wmf" xlink:type="simple" xlink:show="embed" xlink:actuate="onLoad">
          <text:p/>
        </draw:image>
      </draw:frame>
      <text:h text:style-name="P7" text:outline-level="1"><text:alphabetical-index-mark-start text:id="IMark142689456" text:main-entry="true"/>Java Persistence API<text:alphabetical-index-mark-end text:id="IMark142689456"/> (JSRs 220, 317) Alignment</text:h>
      <text:p text:style-name="P4"><draw:frame draw:style-name="fr1" draw:name="graphics1" text:anchor-type="as-char" svg:width="6.5in" svg:height="0.1346in" draw:z-index="14"><draw:image xlink:href="Pictures/20000007000025F9000000C9F0140E06.wmf" xlink:type="simple" xlink:show="embed" xlink:actuate="onLoad"/></draw:frame></text:p>
      <text:p text:style-name="P1">JPA (<text:alphabetical-index-mark-start text:id="IMark142689456" text:main-entry="true"/>Java Persistence API<text:alphabetical-index-mark-end text:id="IMark142689456"/>) specifies annotations and interfaces for Java persistence, similar to the goals of JDO. In order to facilitate interoperation of applications in both JPA and JDO, several compatibility items have been implemented:</text:p>
      <text:p text:style-name="P2">•<text:tab/>Persistence-capable classes can be specified using JPA annotations, JDO annotations, JPA metadata in xml document format (e.g. <text:span text:style-name="T1">orm.xml</text:span>), or JDO metadata in xml document format(e.g. <text:span text:style-name="T1">package.jdo</text:span>).</text:p>
      <text:p text:style-name="P2">•<text:tab/>Bootstrapping using <text:span text:style-name="T1">JDOHelper</text:span> can define the properties of the <text:span text:style-name="T1">PersistenceManagerFactory</text:span> using a <text:span text:style-name="T1">Map</text:span> of properties, a JDO configuration file <text:span text:style-name="T1">META-INF/jdoconfig.xml</text:span>, or a JPA configuration file (<text:span text:style-name="T1">META-INF/persistence.xml</text:span>).</text:p>
      <text:p text:style-name="P2">•<text:tab/>A <text:span text:style-name="T1">PersistenceManagerFactory</text:span> from a JDO implementation that supports the JPA <text:span text:style-name="T1">EntityManagerFactory</text:span> can also implement <text:alphabetical-index-mark-start text:id="IMark142689552" text:main-entry="true"/><text:span text:style-name="T1">JDOEntityManagerFactory</text:span><text:alphabetical-index-mark-end text:id="IMark142689552"/>, which is an interface that extends both JDO <text:span text:style-name="T1">PersistenceManagerFactory</text:span> and JPA <text:span text:style-name="T1">EntityManagerFactory</text:span>; some methods are overloaded to return more specific types.</text:p>
      <text:p text:style-name="P2">•<text:tab/>A <text:span text:style-name="T1">PersistenceManager</text:span> from a JDO implementation that supports the JPA <text:span text:style-name="T1">EntityManager</text:span> can also implement <text:alphabetical-index-mark-start text:id="IMark142689552" text:main-entry="true"/><text:span text:style-name="T1">JDOEntityManager</text:span><text:alphabetical-index-mark-end text:id="IMark142689552"/>, which is an interface that extends both JDO <text:span text:style-name="T1">PersistenceManager</text:span> and JPA <text:span text:style-name="T1">EntityManager</text:span>. </text:p>
      <text:p text:style-name="P5"><draw:frame draw:style-name="fr1" draw:name="1" text:anchor-type="as-char" svg:width="2.7917in" svg:height="0.1346in" draw:z-index="0"><draw:image xlink:href="Pictures/2000000700000FB5000000C94FDA4EAC.wmf" xlink:type="simple" xlink:show="embed" xlink:actuate="onLoad"/></draw:frame></text:p>
      <text:h text:style-name="P8" text:outline-level="2"><text:alphabetical-index-mark-start text:id="IMark142689552" text:main-entry="true"/>JDOEntityManagerFactory<text:alphabetical-index-mark-end text:id="IMark142689552"/></text:h>
      <text:p text:style-name="P1">This interface extends both JDO <text:span text:style-name="T1">PersistenceManagerFactory</text:span> and JPA <text:span text:style-name="T1">EntityManagerFactory</text:span>. Certain methods overload the corresponding methods in <text:span text:style-name="T1">PersistenceManagerFactory</text:span> to return the more specific type <text:alphabetical-index-mark-start text:id="IMark142689552" text:main-entry="true"/><text:span text:style-name="T1">JDOEntityManager</text:span><text:alphabetical-index-mark-end text:id="IMark142689552"/>.</text:p>
      <text:p text:style-name="P6">public interface <text:alphabetical-index-mark-start text:id="IMark142689552" text:main-entry="true"/>JDOEntityManagerFactory<text:alphabetical-index-mark-end text:id="IMark142689552"/> </text:p>
      <text:p text:style-name="P6"><text:s text:c="4"/>extends EntityManagerFactory, PersistenceManagerFactory {</text:p>
      <text:p text:style-name="P6"/>
      <text:p text:style-name="P6"><text:tab/><text:alphabetical-index-mark-start text:id="IMark142689552" text:main-entry="true"/>JDOEntityManager<text:alphabetical-index-mark-end text:id="IMark142689552"/> getPersistenceManager();</text:p>
      <text:p text:style-name="P6"><text:tab/><text:alphabetical-index-mark-start text:id="IMark142689552" text:main-entry="true"/>JDOEntityManager<text:alphabetical-index-mark-end text:id="IMark142689552"/> getPersistenceManagerProxy();</text:p>
      <text:p text:style-name="P6"><text:tab/><text:alphabetical-index-mark-start text:id="IMark142689552" text:main-entry="true"/>JDOEntityManager<text:alphabetical-index-mark-end text:id="IMark142689552"/> getPersistenceManager(String userid, String password);</text:p>
      <text:p text:style-name="P6">}</text:p>
      <text:p text:style-name="P5"><text:soft-page-break/><draw:frame draw:style-name="fr1" draw:name="2" text:anchor-type="as-char" svg:width="2.7917in" svg:height="0.1346in" draw:z-index="0"><draw:image xlink:href="Pictures/2000000700000FB5000000C94FDA4EAC.wmf" xlink:type="simple" xlink:show="embed" xlink:actuate="onLoad"/></draw:frame></text:p>
      <text:h text:style-name="P8" text:outline-level="2"><text:alphabetical-index-mark-start text:id="IMark142689552" text:main-entry="true"/>JDOEntityManager<text:alphabetical-index-mark-end text:id="IMark142689552"/></text:h>
      <text:p text:style-name="P1">This interface extends both JDO <text:span text:style-name="T1">PersistenceManager</text:span> and JPA <text:span text:style-name="T1">EntityManager</text:span>. </text:p>
      <text:p text:style-name="P6">public interface <text:alphabetical-index-mark-start text:id="IMark142689552" text:main-entry="true"/>JDOEntityManager<text:alphabetical-index-mark-end text:id="IMark142689552"/> </text:p>
      <text:p text:style-name="P6"><text:s text:c="4"/>extends EntityManager, PersistenceManager {</text:p>
      <text:p text:style-name="P6"/>
      <text:p text:style-name="P6"><text:tab/><text:alphabetical-index-mark-start text:id="IMark142689552" text:main-entry="true"/>JDOEntityManagerFactory<text:alphabetical-index-mark-end text:id="IMark142689552"/> getPersistenceManagerFactory();</text:p>
      <text:p text:style-name="P6">}</text:p>
      <text:p text:style-name="P1">This method overloads the corresponding method in <text:span text:style-name="T1">PersistenceManager</text:span> to return the more specific type <text:alphabetical-index-mark-start text:id="IMark142689552" text:main-entry="true"/><text:span text:style-name="T1">JDOEntityManagerFactory</text:span><text:alphabetical-index-mark-end text:id="IMark142689552"/>.</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20">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6:02:07.42</meta:creation-date>
    <meta:editing-duration>PT5M30S</meta:editing-duration>
    <meta:generator>OpenOffice.org/3.4$Win32 OpenOffice.org_project/340m1$Build-9590</meta:generator>
    <dc:title>JDO_Chapter</dc:title>
    <dc:date>2012-08-23T20:39:17.13</dc:date>
    <meta:document-statistic meta:table-count="0" meta:image-count="3" meta:object-count="0" meta:page-count="2" meta:paragraph-count="24" meta:word-count="241" meta:character-count="208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